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.25cm" style:contextual-spacing="false"/>
      <style:text-properties officeooo:paragraph-rsid="000e8b16"/>
    </style:style>
    <style:style style:name="P2" style:family="paragraph" style:parent-style-name="Standard">
      <style:paragraph-properties fo:margin-top="0cm" fo:margin-bottom="0.25cm" style:contextual-spacing="false"/>
      <style:text-properties fo:language="en" fo:country="US" officeooo:rsid="000c0cc4" officeooo:paragraph-rsid="000c0cc4"/>
    </style:style>
    <style:style style:name="P3" style:family="paragraph" style:parent-style-name="Table_20_Contents">
      <style:text-properties style:font-name="Liberation Mono" fo:font-size="8pt" style:font-size-asian="8pt" style:font-size-complex="8pt"/>
    </style:style>
    <style:style style:name="P4" style:family="paragraph" style:parent-style-name="Standard">
      <style:paragraph-properties fo:margin-top="0cm" fo:margin-bottom="0.25cm" style:contextual-spacing="false"/>
      <style:text-properties officeooo:paragraph-rsid="000e7b7e"/>
    </style:style>
    <style:style style:name="P5" style:family="paragraph" style:parent-style-name="Standard">
      <style:paragraph-properties fo:margin-top="0cm" fo:margin-bottom="0.25cm" style:contextual-spacing="false"/>
      <style:text-properties fo:language="ru" fo:country="RU" officeooo:rsid="000eebe5" officeooo:paragraph-rsid="000eebe5"/>
    </style:style>
    <style:style style:name="P6" style:family="paragraph" style:parent-style-name="Standard">
      <style:paragraph-properties fo:margin-top="0cm" fo:margin-bottom="0.25cm" style:contextual-spacing="false"/>
      <style:text-properties fo:language="en" fo:country="US" officeooo:rsid="000eebe5" officeooo:paragraph-rsid="000eebe5"/>
    </style:style>
    <style:style style:name="P7" style:family="paragraph" style:parent-style-name="Heading_20_4">
      <style:text-properties fo:language="ru" fo:country="RU" officeooo:rsid="001026e3" officeooo:paragraph-rsid="001026e3"/>
    </style:style>
    <style:style style:name="P8" style:family="paragraph" style:parent-style-name="Text_20_body">
      <style:text-properties fo:language="ru" fo:country="RU" officeooo:rsid="001026e3" officeooo:paragraph-rsid="001026e3"/>
    </style:style>
    <style:style style:name="P9" style:family="paragraph" style:parent-style-name="Table_20_Contents">
      <style:text-properties style:font-name="Liberation Mono" fo:font-size="9pt" officeooo:paragraph-rsid="001026e3" style:font-size-asian="9pt" style:font-size-complex="9pt"/>
    </style:style>
    <style:style style:name="P10" style:family="paragraph" style:parent-style-name="Table_20_Contents">
      <style:text-properties style:font-name="Liberation Mono" fo:font-size="9pt" fo:language="ru" fo:country="RU" officeooo:rsid="001026e3" officeooo:paragraph-rsid="001026e3" style:font-size-asian="9pt" style:font-size-complex="9pt"/>
    </style:style>
    <style:style style:name="P11" style:family="paragraph" style:parent-style-name="Text_20_body">
      <style:text-properties fo:language="en" fo:country="US" officeooo:rsid="001026e3" officeooo:paragraph-rsid="001026e3"/>
    </style:style>
    <style:style style:name="P12" style:family="paragraph" style:parent-style-name="Heading_20_4">
      <style:text-properties fo:language="en" fo:country="US" officeooo:rsid="00104259" officeooo:paragraph-rsid="00104259"/>
    </style:style>
    <style:style style:name="P13" style:family="paragraph" style:parent-style-name="Text_20_body">
      <style:text-properties officeooo:paragraph-rsid="0010e059"/>
    </style:style>
    <style:style style:name="P14" style:family="paragraph" style:parent-style-name="Text_20_body">
      <style:text-properties fo:language="ru" fo:country="RU" officeooo:rsid="0010e059" officeooo:paragraph-rsid="0010e059"/>
    </style:style>
    <style:style style:name="P15" style:family="paragraph" style:parent-style-name="Text_20_body">
      <style:text-properties fo:language="ru" fo:country="RU" officeooo:rsid="001218bc" officeooo:paragraph-rsid="001218bc"/>
    </style:style>
    <style:style style:name="P16" style:family="paragraph" style:parent-style-name="Text_20_body">
      <style:text-properties fo:language="ru" fo:country="RU" officeooo:rsid="00141781" officeooo:paragraph-rsid="00141781"/>
    </style:style>
    <style:style style:name="P17" style:family="paragraph" style:parent-style-name="Text_20_body">
      <style:text-properties fo:language="en" fo:country="US" officeooo:rsid="00104259" officeooo:paragraph-rsid="00104259"/>
    </style:style>
    <style:style style:name="T1" style:family="text">
      <style:text-properties officeooo:rsid="000c0cc4"/>
    </style:style>
    <style:style style:name="T2" style:family="text">
      <style:text-properties fo:language="en" fo:country="US" officeooo:rsid="000d6487"/>
    </style:style>
    <style:style style:name="T3" style:family="text">
      <style:text-properties officeooo:rsid="000d6487"/>
    </style:style>
    <style:style style:name="T4" style:family="text">
      <style:text-properties fo:language="en" fo:country="US" officeooo:rsid="000dfbf7"/>
    </style:style>
    <style:style style:name="T5" style:family="text">
      <style:text-properties fo:language="ru" fo:country="RU" officeooo:rsid="000e8b16"/>
    </style:style>
    <style:style style:name="T6" style:family="text">
      <style:text-properties fo:language="en" fo:country="US" officeooo:rsid="000c0cc4"/>
    </style:style>
    <style:style style:name="T7" style:family="text">
      <style:text-properties fo:language="ru" fo:country="RU" officeooo:rsid="000c0cc4"/>
    </style:style>
    <style:style style:name="T8" style:family="text">
      <style:text-properties fo:language="ru" fo:country="RU" officeooo:rsid="000e7b7e"/>
    </style:style>
    <style:style style:name="T9" style:family="text">
      <style:text-properties officeooo:rsid="000e7b7e"/>
    </style:style>
    <style:style style:name="T10" style:family="text">
      <style:text-properties fo:language="en" fo:country="US"/>
    </style:style>
    <style:style style:name="T11" style:family="text">
      <style:text-properties fo:language="ru" fo:country="RU" officeooo:rsid="001026e3"/>
    </style:style>
    <style:style style:name="T12" style:family="text">
      <style:text-properties fo:language="en" fo:country="US" officeooo:rsid="001026e3"/>
    </style:style>
    <style:style style:name="T13" style:family="text">
      <style:text-properties fo:language="en" fo:country="US" officeooo:rsid="00104259"/>
    </style:style>
    <style:style style:name="T14" style:family="text">
      <style:text-properties fo:language="ru" fo:country="RU" officeooo:rsid="00104259"/>
    </style:style>
    <style:style style:name="T15" style:family="text">
      <style:text-properties style:text-line-through-style="none" style:text-line-through-type="none" fo:font-family="monospace" fo:font-size="10.5pt" style:text-underline-style="none" fo:font-weight="normal" style:text-blinking="false" loext:padding="0cm" loext:border="none"/>
    </style:style>
    <style:style style:name="T16" style:family="text">
      <style:text-properties style:text-line-through-style="none" style:text-line-through-type="none" style:text-underline-style="none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становлен Luckfox_Lyra_SDK_25081</text:span><text:span text:style-name="T2">,</text:span><text:span text:style-name="T1"> </text:span><text:span text:style-name="T3">п</text:span><text:span text:style-name="T1">ри первой сборке проблемы со скачиванием</text:span><text:span text:style-name="T4"> </text:span><text:span text:style-name="T5">для сайта </text:span>mirrors.ustc.edu.cn <text:span text:style-name="T4">(403 forbidden)</text:span><text:span text:style-name="T1">, надо сделать чтобы </text:span><text:span text:style-name="T6">wget </text:span><text:span text:style-name="T7">выглядел обычным браузером:</text:span></text:p>
      <text:p text:style-name="P2">.wgetrc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user_agent = Mozilla/5.0 (Windows NT 10.0; Win64; x64) Chrome/120.0.0.0 Safari/537.36</text:p>
          </table:table-cell>
        </table:table-row>
      </table:table>
      <text:p text:style-name="P4"><text:span text:style-name="T8">но для android-adbd опять надо убирать, иначе сайт спрашивает: "</text:span>человек или бот<text:span text:style-name="T9">" (</text:span><text:span text:style-name="T8">переименовал в </text:span><text:span text:style-name="T6">.wgetrc</text:span><text:span text:style-name="T8">-</text:span><text:span text:style-name="T9">).</text:span></text:p>
      <text:p text:style-name="P5">Если зависают <text:span text:style-name="T10">.com-</text:span>сайты, перезагрузится, запустить <text:span text:style-name="T10">vpn, ./build.sh</text:span></text:p>
      <text:p text:style-name="P6"/>
      <text:h text:style-name="P7" text:outline-level="4" text:is-list-header="true">Репозитарий для <text:span text:style-name="T10">kernel-6.1</text:span></text:h>
      <text:p text:style-name="P8">удалён <text:span text:style-name="T10">.git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git init<text:line-break/>git branch -M main<text:line-break/>git remote add origin https://github.com/p-a-gridin/GN_rk3506_kernel-6.1.git</text:p>
            <text:p text:style-name="P10"/>
            <text:p text:style-name="P9"><text:span text:style-name="T11">из </text:span><text:span text:style-name="T12">SmartGit:</text:span><text:line-break/>Stage: всё что есть<text:line-break/><text:span text:style-name="T12">C</text:span>ommit<text:line-break/><text:span text:style-name="T12">P</text:span>ush</text:p>
          </table:table-cell>
        </table:table-row>
      </table:table>
      <text:p text:style-name="P11"/>
      <text:h text:style-name="P12" text:outline-level="4">PREEMPT_RT</text:h>
      <text:p text:style-name="P13"><text:a xlink:type="simple" xlink:href="https://mirrors.edge.kernel.org/pub/linux/kernel/projects/rt" text:style-name="Internet_20_link" text:visited-style-name="Visited_20_Internet_20_Link"><text:span text:style-name="T13">https://mirrors.edge.kernel.org/pub/linux/kernel/projects/rt</text:span></text:a><text:span text:style-name="T13"><text:line-break/></text:span><text:span text:style-name="T14">версия ядра: </text:span><text:span text:style-name="T15">head -n 5</text:span><text:span text:style-name="T16"> </text:span><text:span text:style-name="T15">Makefile</text:span> <text:span text:style-name="T13"># 6.1.99</text:span></text:p>
      <text:p text:style-name="P14">в каталоге <text:span text:style-name="T10">kernel-6.1<text:line-break/></text:span><text:a xlink:type="simple" xlink:href="https://mirrors.edge.kernel.org/pub/linux/kernel/projects/rt/6.1/older/patch-6.1.99-rt36.patch.gz" text:style-name="Internet_20_link" text:visited-style-name="Visited_20_Internet_20_Link"><text:span text:style-name="T10">https://mirrors.edge.kernel.org/pub/linux/kernel/projects/rt/6.1/older/patch-6.1.99-rt36.patch.gz</text:span></text:a><text:span text:style-name="T10"><text:line-break/>gunzip patch-6.1.99-rt36.patch.gz<text:line-break/>patch -p1 &lt;patch-6.1.99-rt36.patch</text:span></text:p>
      <text:p text:style-name="P14">в каталоге <text:span text:style-name="T10">SDK</text:span>:<text:line-break/>./build.sh kernel-config<text:line-break/>General setup -&gt; Preemption Model -&gt; Fully Preemptible Kernel (Real-Time)</text:p>
      <text:p text:style-name="P15">ставим, но возможно не обязательно<text:line-break/>Kernel Features-<text:span text:style-name="T10">&gt;</text:span> Timer frequency (&lt;choice&gt; [=y]) -&gt; 1000 Hz </text:p>
      <text:p text:style-name="P16">Поиск ошибок компиляции драйверов:<text:line-break/>make ARCH=arm CROSS_COMPILE=/home/p/Luckfox_Lyra_SDK_250815/prebuilts/gcc/linux-x86/arm/gcc-arm-10.3-2021.07-x86_64-arm-none-linux-gnueabihf/bin/arm-none-linux-gnueabihf- drivers/ -j1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2T12:03:21.693175600</meta:creation-date>
    <dc:date>2026-05-02T21:35:31.129433800</dc:date>
    <meta:editing-duration>PT22M33S</meta:editing-duration>
    <meta:editing-cycles>9</meta:editing-cycles>
    <meta:generator>LibreOffice/25.2.7.2$Windows_X86_64 LibreOffice_project/5cbfd1ab6520636bb5f7b99185aa69bd7456825d</meta:generator>
    <meta:document-statistic meta:table-count="2" meta:image-count="0" meta:object-count="0" meta:page-count="1" meta:paragraph-count="15" meta:word-count="134" meta:character-count="1354" meta:non-whitespace-character-count="1234"/>
  </office:meta>
</office:document-meta>
</file>